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style>
    <style:style style:name="T2" style:parent-style-name="Policepardéfaut" style:family="text">
      <style:text-properties fo:background-color="#FFFFFF"/>
    </style:style>
    <style:style style:name="T3" style:parent-style-name="Policepardéfaut" style:family="text">
      <style:text-properties style:text-position="super 66.6%" fo:font-size="13.5pt" style:font-size-asian="13.5pt" style:font-size-complex="13.5pt" fo:background-color="#FFFFFF"/>
    </style:style>
    <style:style style:name="T4" style:parent-style-name="Policepardéfaut" style:family="text">
      <style:text-properties fo:background-color="#FFFFFF"/>
    </style:style>
    <style:style style:name="T5" style:parent-style-name="Policepardéfaut" style:family="text">
      <style:text-properties fo:background-color="#FFFFFF"/>
    </style:style>
    <style:style style:name="T6" style:parent-style-name="Policepardéfaut" style:family="text">
      <style:text-properties fo:background-color="#FFFFFF"/>
    </style:style>
    <style:style style:name="T7" style:parent-style-name="text-lighter" style:family="text">
      <style:text-properties style:font-name-complex="Calibri" fo:font-style="italic" style:font-style-asian="italic" style:font-style-complex="italic" fo:color="#212529" style:text-position="super 63.6%" fo:background-color="#FFFFFF"/>
    </style:style>
    <style:style style:name="T8" style:parent-style-name="text-lighter" style:family="text">
      <style:text-properties style:font-name-complex="Calibri" fo:font-style="italic" style:font-style-asian="italic" style:font-style-complex="italic" fo:color="#212529" fo:font-size="9.5pt" style:font-size-asian="9.5pt" style:font-size-complex="9.5pt" fo:background-color="#FFFFFF"/>
    </style:style>
    <style:style style:name="T9" style:parent-style-name="Lienhypertexte" style:family="text">
      <style:text-properties style:use-window-font-color="true" style:text-underline-type="none"/>
    </style:style>
    <style:style style:name="T10" style:parent-style-name="Lienhypertexte" style:family="text">
      <style:text-properties style:use-window-font-color="true" style:text-underline-type="none"/>
    </style:style>
    <style:style style:name="P11" style:parent-style-name="Sansinterligne" style:family="paragraph">
      <style:text-properties style:language-asian="fr" style:country-asian="FR"/>
    </style:style>
    <style:style style:name="P12" style:parent-style-name="Sansinterligne" style:family="paragraph">
      <style:text-properties style:font-name="Times New Roman" style:font-name-complex="Times New Roman" fo:font-size="12pt" style:font-size-asian="12pt" style:font-size-complex="12pt" style:language-asian="fr" style:country-asian="FR"/>
    </style:style>
    <style:style style:name="P13" style:parent-style-name="Sansinterligne" style:family="paragraph">
      <style:text-properties style:font-name="Times New Roman" style:font-name-complex="Times New Roman"/>
    </style:style>
  </office:automatic-styles>
  <office:body>
    <office:text text:use-soft-page-breaks="true">
      <text:p text:style-name="P1"><text:span text:style-name="T2">Le Film Burlesque</text:span><text:span text:style-name="T3">*</text:span><text:span text:style-name="T4"> est une association née de notre passion commune pour le cinéma et qui à pour but de vous faire (re)découvrir le cinéma burlesque ! Comme vous pouvez le voir, nous venons d'obtenir l'autorisation pour organiser un cinéma en plein-air au Parc Monceau du 6 au 9 Août de 18h à 00h !</text:span><text:line-break/><text:span text:style-name="T5">Vous trouverez </text:span><text:a xlink:href="file:///C:/Users/1701805/Downloads/festival_film_burlesque/FestiFilmBurlesque/FestiFilmBurlesque/programmation.html" office:target-frame-name="_top" xlink:show="replace">ici</text:a> <text:span text:style-name="T6">la programmation de l'évènement.</text:span><text:line-break/><text:span text:style-name="T7">* </text:span><text:span text:style-name="T8">Genre cinématographique reposant sur le comique de la gestuelle</text:span></text:p>
      <text:p text:style-name="Sansinterligne"/>
      <text:p text:style-name="Sansinterligne">Pour cette première édition du festival, nous vous proposons de découvrir des films burlesques du temps du cinéma muet ! Vous pourrez assister au sein du Parc Louis Lumière , en plein air, à la projection de films de <text:a xlink:href="file:///C:/Users/1701805/Downloads/festival_film_burlesque/FestiFilmBurlesque/FestiFilmBurlesque/festival.html#keaton" office:target-frame-name="_top" xlink:show="replace"><text:span text:style-name="T9">Buster Keaton</text:span></text:a> et <text:a xlink:href="file:///C:/Users/1701805/Downloads/festival_film_burlesque/FestiFilmBurlesque/FestiFilmBurlesque/festival.html#lloyd" office:target-frame-name="_top" xlink:show="replace"><text:span text:style-name="T10">Harold Lloyd</text:span></text:a>, qui vous plongeront dans l'univers de chaque réalisateur.<text:line-break/>C'est pourquoi nous vous proposons du 6 au 9 août 2020 des projections sur un écran gonflable de 10 mètres de hauteur en plein cœur du parc. Vous pourrez donc nous y rejoindre seul, entre amis, en famille, pour des séances à la tombée de la nuit, confortablement installés sur un transat ou allongé dans l'herbe.<text:line-break/>Toutes les projections de films commencent à 19 h, et durent jusqu'à minuit, entrecoupées de pauses repas grâce aux stands qui seront mis à votre disposition. Merci de vous pré-inscrire pour que nous puissions jauger le nombre de participants !<text:line-break/>À très bientôt !</text:p>
      <text:p text:style-name="Sansinterligne"/>
      <text:p text:style-name="P11">Remerciements</text:p>
      <text:p text:style-name="P12">Après une année de préparation et plus d’un mois d’activités, interventions, dévoilements, conférences, ateliers, balades urbaines, etc, la première édition du Festival du Film Burlesque aura lieu cet été !</text:p>
      <text:p text:style-name="Sansinterligne"/>
      <text:p text:style-name="Sansinterligne">Conférence de presse</text:p>
      <text:p text:style-name="Sansinterligne">Le Jeudi 2 août à 18h aura lieu la conférence de presse du festival. En présence de la directrice du festival Jennifer Viala, venez assister à la présentation de ce tout nouveau festival de film. La conférence de presse aura lieu à la bibliothèque municipale Courcelles, 17 ter Avenue Beaucour, dans le 8e arrondissement. Un apéritif sera offert pour clôturer cette présentation. Venez nombreux !</text:p>
      <text:p text:style-name="Sansinterligne"/>
      <text:p text:style-name="Sansinterligne">Appel aux bénévoles</text:p>
      <text:p text:style-name="Sansinterligne">Participez à cette aventure, en rejoignant notre équipe de bénévoles, venez partager votre dynamisme et mettre votre bonne humeur au service du public de cet événement. Dites-nous les missions que vous aimeriez faire avant, pendant et après le festival, nous essaierons de satisfaire vos envies !</text:p>
      <text:p text:style-name="Sansinterligne"/>
      <text:p text:style-name="Sansinterligne">BIO KEATON</text:p>
      <text:p text:style-name="Sansinterligne">Buster Keaton, issu d'une famille d'artistes, débute par le music-hall. Il se lance au cinéma en 1917 dans les films de Fatty Arbuckle, le roi du "slapstick", mais ce n'est qu'en 1919 qu'il obtient son premier grand rôle dans La Maison demontable. C'est dans une série de courts-métrages (Frigo demenageur ou Frigo a l'Electric Hotel en 1922) qu'il confirme son talent pour la comédie burlesque.</text:p>
      <text:p text:style-name="Sansinterligne">Celui que l'on a appelé tout au long de sa carrière "l'homme qui ne rit jamais", par opposition à Charlie Chaplin, se lance dans le long-métrage en tant que réalisateur et interprète. Suivant toujours les aventures d'un homme dépassé par ses problèmes, il enchaîne les gags visuels avec intelligence et efficacité dans des films comme Les Trois Ages, une parodie d'Intolerance de D.W. Griffith et Les Lois de l'hospitalite sur le thème de la vendetta. Il est à son apogée dans La Croisiere du Navigator (1924) et Le Mécano de la General (1926), derniers films dont il a le plein contrôle. Réputé avoir filmé le déclin du comique, le réalisateur Edward Sedgwick met en scène Buster Keaton dans des oeuvres<text:s/><text:soft-page-break/>redécouvertes aujourd'hui : Le Caméraman (1928), Le Figurant (1929) et Le metteur en scène (1930) en sont les exemples types.</text:p>
      <text:p text:style-name="Sansinterligne">Si sa carrière décline ce n'est vraiment qu'à la fin des années 30 : alcoolique, vieillissant, souffrant du passage au parlant, il se contente de caméos comme dans Boulevard du crépuscule de Billy Wilder. Ce film nostalgique l'oppose aux stars du muet des années 20 : Gloria Swanson et Erich Von Stroheim. Surnommé "le zombie", il donne tout de même une prestation comique remarquée aux côtés de Charlie Chaplin dans Les Feux de la rampe (1956). A la fin de sa vie, l'acteur est honoré d'un oscar pour l'ensemble de sa carrière et entre enfin dans la légende du 7è art.</text:p>
      <text:p text:style-name="P13"/>
      <text:p text:style-name="Sansinterligne">BIO LLOYD</text:p>
      <text:p text:style-name="Sansinterligne">Illustre comique américain, dans la lignée de Charles Chaplin et Buster Keaton, on le reconnait avec son canotier et ses lunettes écaille. Il a marqué les esprits avec la célèbre scène dans laquelle il se retrouve suspendu dans le vide accroché aux aiguilles d’une horloge dans le film Monte là-dessus! Il a tourné dans près de 200 films muets et parlants entre 1914 et 1947.</text:p>
      <text:p text:style-name="Sansinterligne">Harold Clayton Lloyd est né le 20 avril 1893. Il a un frère de 5 ans son aîné, Gaylord, qui a lui aussi tenté une carrière au cinéma, mais sans jamais connaître le même succès qu’Harold. Dès l’adolescence, il commence à faire du théâtre puis débute au cinéma après avoir déménagé en Californie. Une collaboration commence rapidement avec la société de production de Thomas Edison, puis avec celle du célèbre acteur et réalisateur Hal Roach. Lloyd travaille beaucoup et devient l’acteur le plus populaire du studio Hal Roach. Lloyd a plusieurs partenaires à l’écran, contribuant à sa renommée : Bebe Daniels à partir de 1914, Mildred Davis de 1919 à 1923 (il l’épouse cette même année) et Jobyna Ralston.</text:p>
      <text:p text:style-name="Sansinterligne">En 1921, le comédien fait ses premiers pas derrière la caméra. Son coup d’essai, Marin malgre lui, est un succès. Il enchaine avec Grandma's Boy, l’un des temps forts de sa carrière, confiera-t-il ensuite. En 1923, Lloyd est au sommet de sa carrière, à tous les sens du terme! C’est en effet cette année là qu’il se retrouve suspendu aux aiguilles d’une horloge qui le rendra célèbre dans le monde entier, le film Monte là-dessus, sans doute l’un des plus connus de sa longue filmographie. L’année suivante est marquée par la fin de sa collaboration avec Hal Roach. En plus d’être acteur et réalisateur, il devient producteur indépendant de ses films en fondant sa propre société, Harold Lloyd Film Corporation. Quelques uns de ses films les plus aboutis voient le jour à cette période : Ca t'la coupe, Vive le sport !, Le Petit frère...</text:p>
      <text:p text:style-name="Sansinterligne">Harold Lloyd, devenu le spécialiste du film comique à suspense, enchaine les longs métrages à toute allure et écrire son autobiographie dès 1928, An American Comedy. Cette même année, il tourne son dernier film muet : En vitesse. "Quel phénomène !" est son premier film parlant, tourné en 1929. C’est un très grand succès, le public étant curieux de découvrir enfin la voix de l’acteur ! Mais la carrière commence à décliner peu après, alors que la dépression sévit aux Etats-Unis: il tourne un peu moins et sa popularité baisse, tout comme le niveau de ses économies. Il se voit obligé de vendre ses studios et finit par mettre un trait sur sa carrière d’acteur.</text:p>
      <text:p text:style-name="Sansinterligne">Il se lance par la suite dans la photographie et en tant qu’animateur radio. Il fait une dernière apparition dans le film de Preston Sturges, produit par Howard Hughes, Oh! Quel mercredi. En 1953, il reçoit un Oscar pour l’ensemble de sa carrière. Il décède le 8 mars 1971 à Beverly Hills, à l’âge de 77 ans.</text:p>
      <text:p text:style-name="Sansinterlign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lighter" style:display-name="text-lighter" style:family="text" style:parent-style-name="Policepardéfaut"/>
    <style:style style:name="Sansinterligne" style:display-name="Sans interligne" style:family="paragraph">
      <style:paragraph-properties fo:margin-bottom="0in" fo:line-height="100%"/>
      <style:text-properties fo:hyphenate="fals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ontonnier Stephane</meta:initial-creator>
    <dc:creator>Pontonnier Stephane</dc:creator>
    <meta:creation-date>2021-07-15T12:58:00Z</meta:creation-date>
    <dc:date>2021-07-15T13:54:00Z</dc:date>
    <meta:template xlink:href="Normal" xlink:type="simple"/>
    <meta:editing-cycles>8</meta:editing-cycles>
    <meta:editing-duration>PT3360S</meta:editing-duration>
    <meta:document-statistic meta:page-count="2" meta:paragraph-count="14" meta:word-count="1138" meta:character-count="7386" meta:row-count="52" meta:non-whitespace-character-count="6262"/>
  </office:meta>
</office:document-meta>
</file>